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9D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4" style:family="table-cell" style:parent-style-name="Default" style:data-style-name="N0">
      <style:table-cell-properties style:vertical-align="middle" fo:wrap-option="wrap"/>
      <style:text-properties fo:font-size="18pt" style:font-size-asian="18pt" style:font-size-complex="18pt"/>
    </style:style>
    <style:style style:name="ce5" style:family="table-cell" style:parent-style-name="Default" style:data-style-name="N1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6" style:family="table-cell" style:parent-style-name="Default" style:data-style-name="N0">
      <style:table-cell-properties style:vertical-align="middle"/>
      <style:text-properties fo:font-size="18pt" style:font-size-asian="18pt" style:font-size-complex="18pt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8pt" style:font-size-asian="18pt" style:font-size-complex="18pt"/>
    </style:style>
    <style:style style:name="ce8" style:family="table-cell" style:parent-style-name="Default" style:data-style-name="N0">
      <style:table-cell-properties style:vertical-align="automatic" fo:background-color="#92D050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1">
      <style:table-cell-properties style:vertical-align="middle" fo:background-color="#92D050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8pt" style:font-size-asian="18pt" style:font-size-complex="1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D20000" style:text-line-through-style="none" style:font-name="Calibri" style:font-name-asian="Calibri" style:font-name-complex="Calibri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70C0" style:text-line-through-style="none" style:font-name="Calibri" style:font-name-asian="Calibri" style:font-name-complex="Calibri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C00000" style:text-line-through-style="none" style:font-name="Calibri" style:font-name-asian="Calibri" style:font-name-complex="Calibri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4472C4" style:text-line-through-style="none" style:font-name="Calibri" style:font-name-asian="Calibri" style:font-name-complex="Calibri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01083333333333cm" style:use-optimal-column-width="true"/>
    </style:style>
    <style:style style:name="co2" style:family="table-column">
      <style:table-column-properties fo:break-before="auto" style:column-width="9.56733333333333cm"/>
    </style:style>
    <style:style style:name="co3" style:family="table-column">
      <style:table-column-properties fo:break-before="auto" style:column-width="20.447cm"/>
    </style:style>
    <style:style style:name="co4" style:family="table-column">
      <style:table-column-properties fo:break-before="auto" style:column-width="3.45016666666667cm" style:use-optimal-column-width="true"/>
    </style:style>
    <style:style style:name="co5" style:family="table-column">
      <style:table-column-properties fo:break-before="auto" style:column-width="3.19616666666667cm" style:use-optimal-column-width="true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6.858cm"/>
    </style:style>
    <style:style style:name="co8" style:family="table-column">
      <style:table-column-properties fo:break-before="auto" style:column-width="3.47133333333333cm"/>
    </style:style>
    <style:style style:name="co9" style:family="table-column">
      <style:table-column-properties fo:break-before="auto" style:column-width="3.429cm"/>
    </style:style>
    <style:style style:name="co10" style:family="table-column">
      <style:table-column-properties fo:break-before="auto" style:column-width="2.20133333333333cm"/>
    </style:style>
    <style:style style:name="ro1" style:family="table-row">
      <style:table-row-properties style:row-height="40.8pt" style:use-optimal-row-height="false" fo:break-before="auto"/>
    </style:style>
    <style:style style:name="ro2" style:family="table-row">
      <style:table-row-properties style:row-height="100.05pt" style:use-optimal-row-height="false" fo:break-before="auto"/>
    </style:style>
    <style:style style:name="ro3" style:family="table-row">
      <style:table-row-properties style:row-height="136.8pt" style:use-optimal-row-height="false" fo:break-before="auto"/>
    </style:style>
    <style:style style:name="ro4" style:family="table-row">
      <style:table-row-properties style:row-height="23.4pt" style:use-optimal-row-height="true" fo:break-before="auto"/>
    </style:style>
    <style:style style:name="ro5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RÉFÉRENCE</text:p>
          </table:table-cell>
          <table:table-cell office:value-type="string" table:style-name="ce2">
            <text:p>TITRE</text:p>
          </table:table-cell>
          <table:table-cell office:value-type="string" table:style-name="ce2">
            <text:p>USER STORIES</text:p>
          </table:table-cell>
          <table:table-cell office:value-type="string" table:style-name="ce2">
            <text:p>PRIORITÉ</text:p>
          </table:table-cell>
          <table:table-cell office:value-type="string" table:style-name="ce2">
            <text:p>COMPLEXITÉ<text:s/></text:p>
          </table:table-cell>
          <table:table-cell office:value-type="string" table:style-name="ce2">
            <text:p>DONNÉES NÉCESSAIRES</text:p>
          </table:table-cell>
          <table:table-cell office:value-type="string" table:style-name="ce2">
            <text:p>RESSOURCES TECHNIQUES</text:p>
          </table:table-cell>
          <table:table-cell office:value-type="string" table:style-name="ce2">
            <text:p>TEMPS en semaines</text:p>
          </table:table-cell>
          <table:table-cell table:number-columns-repeated="16376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Connexion via adresse mail</text:p>
          </table:table-cell>
          <table:table-cell office:value-type="string" table:style-name="ce4">
            <text:p>En tant qu'utilisateur,<text:s/><text:span text:style-name="T2">je veux pouvoir me connecter via mon adresse mail</text:span><text:span text:style-name="T3"><text:s/></text:span><text:span text:style-name="T4">afin de pouvoir accéder à des fonctionnalités personnalisées telles que des recommandations de produits adaptées à mes goûts et mes préférences</text:span></text:p>
          </table:table-cell>
          <table:table-cell office:value-type="string" table:style-name="ce3">
            <text:p>Must have</text:p>
          </table:table-cell>
          <table:table-cell office:value-type="string" table:style-name="ce3">
            <text:p>Faible</text:p>
          </table:table-cell>
          <table:table-cell office:value-type="string" table:style-name="ce4">
            <text:p>Adresse mail utilisateur</text:p>
            <text:p>Mot de passe</text:p>
          </table:table-cell>
          <table:table-cell office:value-type="string" table:style-name="ce4">
            <text:p>Azure Active Directory</text:p>
            <text:p>Azure SQL Database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string" table:style-name="ce3">
            <text:p>Modification de profil</text:p>
          </table:table-cell>
          <table:table-cell office:value-type="string" table:style-name="ce4">
            <text:p>En tant qu'utilisateur,<text:s/><text:span text:style-name="T2">je veux pouvoir modifier mon profil pour mettre à jour mes informations personnelles</text:span><text:span text:style-name="T3"><text:s/></text:span><text:span text:style-name="T4">afin de garder mon profil à jour</text:span></text:p>
          </table:table-cell>
          <table:table-cell office:value-type="string" table:style-name="ce3">
            <text:p>Must have</text:p>
          </table:table-cell>
          <table:table-cell office:value-type="string" table:style-name="ce3">
            <text:p>Faible</text:p>
          </table:table-cell>
          <table:table-cell office:value-type="string" table:style-name="ce4">
            <text:p>Adresse mail utilisateur</text:p>
            <text:p>Nom d'usage</text:p>
            <text:p>Photo de profil</text:p>
            <text:p>Adresse</text:p>
            <text:p>Cordonnées bancaires</text:p>
          </table:table-cell>
          <table:table-cell office:value-type="string" table:style-name="ce4">
            <text:p/>
            <text:p>Azure Functions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3">
            <text:p>Suppression de compte utilisateur</text:p>
          </table:table-cell>
          <table:table-cell office:value-type="string" table:style-name="ce4">
            <text:p>En tant qu'utilisateur,<text:s/><text:span text:style-name="T2">je veux pouvoir supprimer mon compte</text:span><text:span text:style-name="T3"><text:s/></text:span><text:span text:style-name="T4">pour avoir un contrôle total sur mes données personnelles et décider de ne plus utiliser l'application à tout moment</text:span></text:p>
          </table:table-cell>
          <table:table-cell office:value-type="string" table:style-name="ce3">
            <text:p>Must have</text:p>
          </table:table-cell>
          <table:table-cell office:value-type="string" table:style-name="ce3">
            <text:p>Faible</text:p>
          </table:table-cell>
          <table:table-cell office:value-type="string" table:style-name="ce4">
            <text:p>Confirmation de l'utilisateur</text:p>
          </table:table-cell>
          <table:table-cell office:value-type="string" table:style-name="ce6">
            <text:p>Azure Functions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3">
            <text:p>Système de recommandation</text:p>
          </table:table-cell>
          <table:table-cell office:value-type="string" table:style-name="ce4">
            <text:p>En tant qu'utilisateur,<text:s/><text:span text:style-name="T2">je veux pouvoir voir des recommandations de vêtements en fonction des photos prises via l'application</text:span><text:span text:style-name="T3"><text:s/></text:span><text:span text:style-name="T4">afin de découvrir des articles qui correspondent à mes goûts et à mes préférences</text:span></text:p>
          </table:table-cell>
          <table:table-cell office:value-type="string" table:style-name="ce3">
            <text:p>Must have</text:p>
          </table:table-cell>
          <table:table-cell office:value-type="string" table:style-name="ce3">
            <text:p>Élevée</text:p>
          </table:table-cell>
          <table:table-cell office:value-type="string" table:style-name="ce4">
            <text:p>Photos et préférence de l'utilisateur</text:p>
            <text:p>Données d'apprentissage</text:p>
          </table:table-cell>
          <table:table-cell office:value-type="string" table:style-name="ce4">
            <text:p>Azure Functions</text:p>
            <text:p>Azure COSMOS DB</text:p>
            <text:p>Azure Machine Learning</text:p>
          </table:table-cell>
          <table:table-cell office:value-type="float" office:value="4" table:style-name="ce5">
            <text:p>4</text:p>
          </table:table-cell>
          <table:table-cell table:number-columns-repeated="16376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7">
            <text:p>Système de recommandation<text:s/></text:p>
            <text:p>personnalisé</text:p>
          </table:table-cell>
          <table:table-cell office:value-type="string" table:style-name="ce4">
            <text:p>En tant qu'utilisateur,<text:span text:style-name="T5"><text:s/>je veux pouvoir voir des recommandations de vêtements en fonction des mes historiques d'achat</text:span><text:s/><text:span text:style-name="T6">afin de m'offrir une expérience plus personnalisée</text:span></text:p>
          </table:table-cell>
          <table:table-cell office:value-type="string" table:style-name="ce3">
            <text:p>Should have</text:p>
          </table:table-cell>
          <table:table-cell office:value-type="string" table:style-name="ce3">
            <text:p>Élevée</text:p>
          </table:table-cell>
          <table:table-cell office:value-type="string" table:style-name="ce4">
            <text:p>Historique d'achat et les clicks</text:p>
          </table:table-cell>
          <table:table-cell office:value-type="string" table:style-name="ce4">
            <text:p>Azure Functions</text:p>
            <text:p>Azure COSMOS DB</text:p>
            <text:p>Azure Machine Learning</text:p>
          </table:table-cell>
          <table:table-cell office:value-type="float" office:value="4" table:style-name="ce5">
            <text:p>4</text:p>
          </table:table-cell>
          <table:table-cell table:number-columns-repeated="16376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3">
            <text:p>Achat via l'application</text:p>
          </table:table-cell>
          <table:table-cell office:value-type="string" table:style-name="ce4">
            <text:p>En tant qu'utilisateur,<text:s/><text:span text:style-name="T2">je veux pouvoir ajouter des articles à un panier</text:span><text:span text:style-name="T3"><text:s/></text:span><text:span text:style-name="T3"/></text:p>
            <text:p><text:span text:style-name="T4">afin de pouvoir les acheter directement depuis l'application</text:span></text:p>
          </table:table-cell>
          <table:table-cell office:value-type="string" table:style-name="ce3">
            <text:p>Should have</text:p>
          </table:table-cell>
          <table:table-cell office:value-type="string" table:style-name="ce3">
            <text:p>Faible</text:p>
          </table:table-cell>
          <table:table-cell office:value-type="string" table:style-name="ce4">
            <text:p>Identifiant utilisateur</text:p>
            <text:p>Identifiant des articles sélectionnés</text:p>
          </table:table-cell>
          <table:table-cell office:value-type="string" table:style-name="ce4">
            <text:p>Azure SQL database</text:p>
            <text:p>Azure Functions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7">
            <text:p>Ajout des vêtement à la<text:s/></text:p>
            <text:p>liste de favoris</text:p>
          </table:table-cell>
          <table:table-cell office:value-type="string" table:style-name="ce4">
            <text:p>En tant qu'utilisateur,<text:s/><text:span text:style-name="T2">je veux pouvoir ajouter les articles que j'aime à ma liste de favoris</text:span><text:span text:style-name="T3"><text:s/></text:span><text:span text:style-name="T4">pour les consultés ultérieurement</text:span></text:p>
          </table:table-cell>
          <table:table-cell office:value-type="string" table:style-name="ce3">
            <text:p>Could have</text:p>
          </table:table-cell>
          <table:table-cell office:value-type="string" table:style-name="ce3">
            <text:p>Faible</text:p>
          </table:table-cell>
          <table:table-cell office:value-type="string" table:style-name="ce4">
            <text:p>Photos sélectionnées</text:p>
            <text:p>Articles recommandés</text:p>
          </table:table-cell>
          <table:table-cell office:value-type="string" table:style-name="ce4">
            <text:p>Azure SQL Database</text:p>
            <text:p/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string" table:style-name="ce7">
            <text:p>Partager les photos<text:s/></text:p>
            <text:p>sur les réseaux sociaux</text:p>
          </table:table-cell>
          <table:table-cell office:value-type="string" table:style-name="ce4">
            <text:p>En tant qu'utilisateur,<text:s/><text:span text:style-name="T2">je veux pouvoir publier mes photos et les recommandations de vêtements sur les réseaux sociaux</text:span><text:span text:style-name="T3"><text:s/></text:span><text:span text:style-name="T4">afin de partager mes choix avec mes proches et mes amis et avoir leurs commentaires et retours sur mon style vestimentaires</text:span></text:p>
          </table:table-cell>
          <table:table-cell office:value-type="string" table:style-name="ce3">
            <text:p>Could have</text:p>
          </table:table-cell>
          <table:table-cell office:value-type="string" table:style-name="ce3">
            <text:p>Moyenne</text:p>
          </table:table-cell>
          <table:table-cell office:value-type="string" table:style-name="ce4">
            <text:p>Photos</text:p>
            <text:p>id et mot de passe du réseaux social</text:p>
          </table:table-cell>
          <table:table-cell office:value-type="string" table:style-name="ce4">
            <text:p>Azure Machine Learning</text:p>
            <text:p>Azure Functions</text:p>
          </table:table-cell>
          <table:table-cell office:value-type="float" office:value="2" table:style-name="ce5">
            <text:p>2</text:p>
          </table:table-cell>
          <table:table-cell table:number-columns-repeated="16376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string" table:style-name="ce7">
            <text:p>Commenter les articles<text:s/></text:p>
            <text:p>recommandés</text:p>
          </table:table-cell>
          <table:table-cell office:value-type="string" table:style-name="ce4">
            <text:p>En tant qu'utilisateur,<text:s/><text:span text:style-name="T2">je veux pouvoir ajouter des commentaires et des notes aux vêtements recommandés</text:span><text:span text:style-name="T3"><text:s/></text:span><text:span text:style-name="T4">pour exprimer ma satisfaction ou mon insatisfaction et aider d'autres utilisateurs à faire leur choix</text:span></text:p>
          </table:table-cell>
          <table:table-cell office:value-type="string" table:style-name="ce3">
            <text:p>Could have</text:p>
          </table:table-cell>
          <table:table-cell office:value-type="string" table:style-name="ce3">
            <text:p>Faible</text:p>
          </table:table-cell>
          <table:table-cell office:value-type="string" table:style-name="ce4">
            <text:p>Identifiant utilisateur</text:p>
            <text:p>Identifiant des articles sélectionnés<text:s/></text:p>
            <text:p>Les commentaires et les notes</text:p>
          </table:table-cell>
          <table:table-cell office:value-type="string" table:style-name="ce4">
            <text:p>Azure Functions</text:p>
            <text:p>Azure SQL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4">
          <table:table-cell table:number-columns-repeated="6" table:style-name="ce1"/>
          <table:table-cell office:value-type="string" table:style-name="ce8">
            <text:p>Total en semaines :<text:s/></text:p>
          </table:table-cell>
          <table:table-cell office:value-type="float" office:value="16" table:formula="of:=SUM([Feuil2.$H$2:.$H$10])" table:style-name="ce9">
            <text:p>16</text:p>
          </table:table-cell>
          <table:table-cell table:number-columns-repeated="16376"/>
        </table:table-row>
        <table:table-row table:number-rows-repeated="1048565" table:style-name="ro5">
          <table:table-cell table:number-columns-repeated="16384"/>
        </table:table-row>
      </table:table>
      <table:database-ranges>
        <table:database-range table:target-range-address="Feuil2.C1:Feuil2.H10" table:name="Tableau1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Khadija MODESTE</meta:initial-creator>
    <dc:creator>Khadija MODESTE</dc:creator>
    <meta:creation-date>2023-04-13T07:06:19Z</meta:creation-date>
    <dc:date>2023-04-22T13:50:09Z</dc:date>
  </office:meta>
</office:document-meta>
</file>